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2cm"/>
    </style:style>
    <style:style style:name="gr6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1cm"/>
    </style:style>
    <style:style style:name="gr7" style:family="graphic" style:parent-style-name="standard">
      <style:graphic-properties svg:stroke-color="#000000" draw:fill-color="#dfcce4" draw:textarea-horizontal-align="justify" draw:textarea-vertical-align="middle" draw:auto-grow-height="false" fo:min-height="0.112cm" fo:min-width="0.5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dfcce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8cm" svg:y="3cm">
          <text:p text:style-name="P1">Start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8.001cm" svg:y="6.001cm">
          <text:p text:style-name="P1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cm" svg:height="2cm" svg:x="8.002cm" svg:y="9.002cm">
          <text:p text:style-name="P1">Main </text:p>
          <text:p text:style-name="P1">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cm" svg:height="2cm" svg:x="8.003cm" svg:y="12.003cm">
          <text:p text:style-name="P1">Param </text:p>
          <text:p text:style-name="P1">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8.004cm" svg:y="15.104cm">
          <text:p text:style-name="P1">Param </text:p>
          <text:p text:style-name="P1">Ed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9cm" svg:y1="5cm" svg:x2="9.001cm" svg:y2="6.001cm" draw:start-shape="id1" draw:start-glue-point="8" draw:end-shape="id2" draw:end-glue-point="4" svg:d="M9000 5000c0 751 1 251 1 1001" svg:viewBox="0 0 2 1002">
          <text:p/>
        </draw:connector>
        <draw:frame draw:style-name="gr3" draw:text-style-name="P4" draw:layer="layout" svg:width="0.786cm" svg:height="0.725cm" svg:x="8.914cm" svg:y="4.9cm">
          <draw:text-box>
            <text:p><text:span text:style-name="T1">A</text:span></text:p>
          </draw:text-box>
        </draw:frame>
        <draw:connector draw:style-name="gr4" draw:text-style-name="P3" draw:layer="layout" draw:type="curve" svg:x1="9.001cm" svg:y1="8.001cm" svg:x2="9.002cm" svg:y2="9.002cm" draw:start-shape="id2" draw:start-glue-point="8" draw:end-shape="id3" draw:end-glue-point="4" svg:d="M9001 8001c0 751 1 251 1 1001" svg:viewBox="0 0 2 1002">
          <text:p/>
        </draw:connector>
        <draw:frame draw:style-name="gr3" draw:text-style-name="P4" draw:layer="layout" svg:width="0.807cm" svg:height="0.725cm" svg:x="6.414cm" svg:y="11.101cm">
          <draw:text-box>
            <text:p><text:span text:style-name="T1">D</text:span></text:p>
          </draw:text-box>
        </draw:frame>
        <draw:connector draw:style-name="gr4" draw:text-style-name="P3" draw:layer="layout" draw:type="curve" svg:x1="9.002cm" svg:y1="11.002cm" svg:x2="9.003cm" svg:y2="12.003cm" draw:start-shape="id3" draw:start-glue-point="8" draw:end-shape="id4" draw:end-glue-point="4" svg:d="M9002 11002c0 751 1 251 1 1001" svg:viewBox="0 0 2 1002">
          <text:p/>
        </draw:connector>
        <draw:frame draw:style-name="gr3" draw:text-style-name="P4" draw:layer="layout" svg:width="0.807cm" svg:height="0.725cm" svg:x="9.014cm" svg:y="11.102cm">
          <draw:text-box>
            <text:p><text:span text:style-name="T1">C</text:span></text:p>
          </draw:text-box>
        </draw:frame>
        <draw:frame draw:style-name="gr3" draw:text-style-name="P4" draw:layer="layout" svg:width="0.786cm" svg:height="0.725cm" svg:x="9.015cm" svg:y="14.103cm">
          <draw:text-box>
            <text:p><text:span text:style-name="T1">E</text:span></text:p>
          </draw:text-box>
        </draw:frame>
        <draw:connector draw:style-name="gr4" draw:text-style-name="P3" draw:layer="layout" draw:type="curve" svg:x1="9.003cm" svg:y1="14.003cm" svg:x2="9.004cm" svg:y2="15.104cm" draw:start-shape="id4" draw:start-glue-point="8" draw:end-shape="id5" svg:d="M9003 14003c0 826 1 276 1 1101" svg:viewBox="0 0 2 1102">
          <text:p/>
        </draw:connector>
        <draw:connector draw:style-name="gr4" draw:text-style-name="P3" draw:layer="layout" draw:type="curve" draw:line-skew="0.932cm" svg:x1="10.004cm" svg:y1="16.104cm" svg:x2="10.003cm" svg:y2="13.003cm" draw:start-shape="id5" draw:end-shape="id4" draw:end-glue-point="10" svg:d="M10004 16104c2151 0 2151-3101-1-3101" svg:viewBox="0 0 1615 3102">
          <text:p/>
        </draw:connector>
        <draw:connector draw:style-name="gr4" draw:text-style-name="P3" draw:layer="layout" draw:type="curve" draw:line-skew="-0.851cm" svg:x1="8.004cm" svg:y1="16.104cm" svg:x2="8.003cm" svg:y2="13.003cm" draw:start-shape="id5" draw:start-glue-point="6" draw:end-shape="id4" draw:end-glue-point="6" svg:d="M8004 16104c-2029 0-2029-3101-1-3101" svg:viewBox="0 0 1523 3102">
          <text:p/>
        </draw:connector>
        <draw:connector draw:style-name="gr4" draw:text-style-name="P3" draw:layer="layout" draw:type="curve" draw:line-skew="-0.75cm" svg:x1="8.003cm" svg:y1="13.003cm" svg:x2="8.002cm" svg:y2="10.002cm" draw:start-shape="id4" draw:start-glue-point="6" draw:end-shape="id3" draw:end-glue-point="6" svg:d="M8003 13003c-1878 0-1877-3001-1-3001" svg:viewBox="0 0 1409 3002">
          <text:p/>
        </draw:connector>
        <draw:connector draw:style-name="gr4" draw:text-style-name="P3" draw:layer="layout" draw:type="curve" draw:line-skew="-0.749cm" svg:x1="8.002cm" svg:y1="10.002cm" svg:x2="8.001cm" svg:y2="7.001cm" draw:start-shape="id3" draw:start-glue-point="6" draw:end-shape="id2" draw:end-glue-point="6" svg:d="M8002 10002c-1876 0-1876-3001-1-3001" svg:viewBox="0 0 1408 3002">
          <text:p/>
        </draw:connector>
        <draw:frame draw:style-name="gr3" draw:text-style-name="P4" draw:layer="layout" svg:width="0.786cm" svg:height="0.725cm" svg:x="6.414cm" svg:y="8.102cm">
          <draw:text-box>
            <text:p><text:span text:style-name="T1">A</text:span></text:p>
          </draw:text-box>
        </draw:frame>
        <draw:frame draw:style-name="gr3" draw:text-style-name="P4" draw:layer="layout" svg:width="0.786cm" svg:height="0.725cm" svg:x="9.014cm" svg:y="8.102cm">
          <draw:text-box>
            <text:p><text:span text:style-name="T1">B</text:span></text:p>
          </draw:text-box>
        </draw:frame>
        <draw:frame draw:style-name="gr3" draw:text-style-name="P4" draw:layer="layout" svg:width="0.786cm" svg:height="0.725cm" svg:x="6.3cm" svg:y="14.3cm">
          <draw:text-box>
            <text:p><text:span text:style-name="T1">E</text:span></text:p>
          </draw:text-box>
        </draw:frame>
        <draw:frame draw:style-name="gr3" draw:text-style-name="P4" draw:layer="layout" svg:width="0.832cm" svg:height="0.725cm" svg:x="11cm" svg:y="14.2cm">
          <draw:text-box>
            <text:p><text:span text:style-name="T1">G</text:span></text:p>
          </draw:text-box>
        </draw:frame>
        <draw:custom-shape draw:style-name="gr5" draw:text-style-name="P6" draw:layer="layout" svg:width="1.1cm" svg:height="0.4cm" svg:x="9.6cm" svg:y="4.9cm">
          <text:p text:style-name="P5"><text:span text:style-name="T2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099cm" svg:height="0.4cm" svg:x="9.601cm" svg:y="7.901cm">
          <text:p text:style-name="P5"><text:span text:style-name="T2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098cm" svg:height="0.4cm" svg:x="9.602cm" svg:y="10.902cm">
          <text:p text:style-name="P5"><text:span text:style-name="T2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098cm" svg:height="0.4cm" svg:x="9.603cm" svg:y="13.903cm">
          <text:p text:style-name="P5"><text:span text:style-name="T2">OK (L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098cm" svg:height="0.4cm" svg:x="10.004cm" svg:y="15.204cm">
          <text:p text:style-name="P5"><text:span text:style-name="T2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098cm" svg:height="0.4cm" svg:x="6.905cm" svg:y="15.205cm">
          <text:p text:style-name="P5"><text:span text:style-name="T2">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098cm" svg:height="0.4cm" svg:x="6.905cm" svg:y="12.005cm">
          <text:p text:style-name="P5"><text:span text:style-name="T2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1.098cm" svg:height="0.4cm" svg:x="6.906cm" svg:y="9.006cm">
          <text:p text:style-name="P5"><text:span text:style-name="T2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3:58:07.168000000</meta:creation-date>
    <dc:date>2018-11-03T14:13:22.122000000</dc:date>
    <meta:editing-duration>PT5M4S</meta:editing-duration>
    <meta:editing-cycles>1</meta:editing-cycles>
    <meta:document-statistic meta:object-count="29"/>
    <meta:generator>LibreOffice/6.0.6.2$Windows_X86_64 LibreOffice_project/0c292870b25a325b5ed35f6b45599d2ea4458e77</meta:generator>
  </office:meta>
</office:document-meta>
</file>